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a xlink:type="simple" xlink:href="https://www.thethingsnetwork.org/" text:style-name="Internet_20_link" text:visited-style-name="Visited_20_Internet_20_Link">https://www.thethingsnetwork.org/</text:a></text:p>
      <text:p text:style-name="Standard"/>
      <text:p text:style-name="Standard"/>
      <text:p text:style-name="Standard"><text:a xlink:type="simple" xlink:href="https://home-assistant.io/" text:style-name="Internet_20_link" text:visited-style-name="Visited_20_Internet_20_Link">https://home-assistant.io/</text:a></text:p>
      <text:p text:style-name="Standard"/>
      <text:p text:style-name="Standard"><text:a xlink:type="simple" xlink:href="https://home-assistant.io/" text:style-name="Internet_20_link" text:visited-style-name="Visited_20_Internet_20_Link">https://home-assistant.io/</text:a></text:p>
      <text:p text:style-name="Standard"/>
      <text:p text:style-name="Standard"/>
      <text:p text:style-name="Standard"><text:a xlink:type="simple" xlink:href="https://www.lora-alliance.org/lorawan-for-developers" text:style-name="Internet_20_link" text:visited-style-name="Visited_20_Internet_20_Link">https://www.lora-alliance.org/lorawan-for-developers</text:a></text:p>
      <text:p text:style-name="Standard"/>
      <text:p text:style-name="Standard"/>
      <text:p text:style-name="Standard"><text:a xlink:type="simple" xlink:href="https://www.semtech.com/products/wireless-rf/lora-transceivers" text:style-name="Internet_20_link" text:visited-style-name="Visited_20_Internet_20_Link">https://www.semtech.com/products/wireless-rf/lora-transceivers</text:a></text:p>
      <text:p text:style-name="Standard"/>
      <text:p text:style-name="Standard"><text:a xlink:type="simple" xlink:href="https://www.semtech.com/" text:style-name="Internet_20_link" text:visited-style-name="Visited_20_Internet_20_Link">https://www.semtech.com/</text:a></text:p>
      <text:p text:style-name="Standard"/>
      <text:p text:style-name="Standard"><text:a xlink:type="simple" xlink:href="https://www.semtech.com/technology/lora" text:style-name="Internet_20_link" text:visited-style-name="Visited_20_Internet_20_Link">https://www.semtech.com/technology/lora</text:a></text:p>
      <text:p text:style-name="Standard"/>
      <text:p text:style-name="Standard"><text:a xlink:type="simple" xlink:href="https://www.semtech.com/products/wireless-rf" text:style-name="Internet_20_link" text:visited-style-name="Visited_20_Internet_20_Link">https://www.semtech.com/products/wireless-rf</text:a></text:p>
      <text:p text:style-name="Standard"/>
      <text:p text:style-name="Standard"><text:a xlink:type="simple" xlink:href="https://www.semtech.com/technology/lora/lora-applications" text:style-name="Internet_20_link" text:visited-style-name="Visited_20_Internet_20_Link">https://www.semtech.com/technology/lora/lora-applications</text:a></text:p>
      <text:p text:style-name="Standard"/>
      <text:p text:style-name="Standard"/>
      <text:p text:style-name="Standard"/>
      <text:p text:style-name="Standard"><text:a xlink:type="simple" xlink:href="https://docs.wixstatic.com/ugd/eccc1a_20fe760334f84a9788c5b11820281bd0.pdf" text:style-name="Internet_20_link" text:visited-style-name="Visited_20_Internet_20_Link">https://docs.wixstatic.com/ugd/eccc1a_20fe760334f84a9788c5b11820281bd0.pdf</text:a></text:p>
      <text:p text:style-name="Standard"/>
      <text:p text:style-name="Standard"/>
      <text:p text:style-name="Standard"><text:a xlink:type="simple" xlink:href="https://www.loraserver.io/" text:style-name="Internet_20_link" text:visited-style-name="Visited_20_Internet_20_Link">https://www.loraserver.io/</text:a></text:p>
      <text:p text:style-name="Standard"/>
      <text:p text:style-name="Standard">A. Spierr tutorial Gateway 1CH con esp:</text:p>
      <text:p text:style-name="Standard"><text:a xlink:type="simple" xlink:href="https://www.youtube.com/watch?v=ZV_ZY-0Q1lo&amp;vl=en" text:style-name="Internet_20_link" text:visited-style-name="Visited_20_Internet_20_Link">https://www.youtube.com/watch?v=ZV_ZY-0Q1lo&amp;vl=en</text:a></text:p>
      <text:p text:style-name="Standard"/>
      <text:p text:style-name="Standard">Cavo coassiale RG174</text:p>
      <text:p text:style-name="Standard">Connettori SMA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0M38S</meta:editing-duration>
    <meta:editing-cycles>10</meta:editing-cycles>
    <meta:generator>OpenOffice/4.1.3$Win32 OpenOffice.org_project/413m1$Build-9783</meta:generator>
    <dc:date>2018-05-31T14:53:55.12</dc:date>
    <dc:creator>Enrico Malacrida</dc:creator>
    <meta:document-statistic meta:table-count="0" meta:image-count="0" meta:object-count="0" meta:page-count="1" meta:paragraph-count="15" meta:word-count="24" meta:character-count="585"/>
    <meta:user-defined meta:name="Info 1"/>
    <meta:user-defined meta:name="Info 2"/>
    <meta:user-defined meta:name="Info 3"/>
    <meta:user-defined meta:name="Info 4"/>
  </office:meta>
</office:document-meta>
</file>